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914e" officeooo:paragraph-rsid="0003914e"/>
    </style:style>
    <style:style style:name="P2" style:family="paragraph" style:parent-style-name="Text_20_body">
      <style:text-properties officeooo:rsid="00054925" officeooo:paragraph-rsid="00054925"/>
    </style:style>
    <style:style style:name="P3" style:family="paragraph" style:parent-style-name="Text_20_body">
      <style:text-properties officeooo:rsid="000631ee" officeooo:paragraph-rsid="000631ee"/>
    </style:style>
    <style:style style:name="P4" style:family="paragraph" style:parent-style-name="Heading_20_1">
      <style:text-properties officeooo:rsid="00047cf2" officeooo:paragraph-rsid="00047cf2"/>
    </style:style>
    <style:style style:name="P5" style:family="paragraph" style:parent-style-name="Heading_20_1">
      <style:text-properties officeooo:rsid="000631ee" officeooo:paragraph-rsid="000631ee"/>
    </style:style>
    <style:style style:name="P6" style:family="paragraph" style:parent-style-name="Heading_20_1">
      <style:text-properties officeooo:rsid="000cbfc8" officeooo:paragraph-rsid="000cbfc8"/>
    </style:style>
    <style:style style:name="P7" style:family="paragraph" style:parent-style-name="Heading_20_1">
      <style:text-properties officeooo:rsid="001008df" officeooo:paragraph-rsid="001008df"/>
    </style:style>
    <style:style style:name="P8" style:family="paragraph" style:parent-style-name="Heading_20_1">
      <style:paragraph-properties fo:break-before="page"/>
      <style:text-properties officeooo:rsid="00078665" officeooo:paragraph-rsid="00078665"/>
    </style:style>
    <style:style style:name="P9" style:family="paragraph" style:parent-style-name="Text_20_body">
      <style:text-properties officeooo:rsid="00047cf2" officeooo:paragraph-rsid="00047cf2"/>
    </style:style>
    <style:style style:name="P10" style:family="paragraph" style:parent-style-name="Text_20_body">
      <style:text-properties officeooo:rsid="000cbfc8" officeooo:paragraph-rsid="000df5c0"/>
    </style:style>
    <style:style style:name="P11" style:family="paragraph" style:parent-style-name="Text_20_body">
      <style:text-properties officeooo:rsid="000631ee" officeooo:paragraph-rsid="000631ee"/>
    </style:style>
    <style:style style:name="P12" style:family="paragraph" style:parent-style-name="Text_20_body">
      <style:text-properties officeooo:rsid="000df5c0" officeooo:paragraph-rsid="000df5c0"/>
    </style:style>
    <style:style style:name="P13" style:family="paragraph" style:parent-style-name="Text_20_body">
      <style:text-properties officeooo:rsid="00088ccb" officeooo:paragraph-rsid="00088ccb"/>
    </style:style>
    <style:style style:name="P14" style:family="paragraph" style:parent-style-name="Text_20_body">
      <style:text-properties officeooo:rsid="000f6501" officeooo:paragraph-rsid="000f6501"/>
    </style:style>
    <style:style style:name="T1" style:family="text">
      <style:text-properties officeooo:rsid="000293cf"/>
    </style:style>
    <style:style style:name="T2" style:family="text">
      <style:text-properties fo:font-weight="bold" officeooo:rsid="000293cf" style:font-weight-asian="bold" style:font-weight-complex="bold"/>
    </style:style>
    <style:style style:name="T3" style:family="text">
      <style:text-properties fo:font-weight="bold" officeooo:rsid="000abb8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293cf" style:font-weight-asian="normal" style:font-weight-complex="normal"/>
    </style:style>
    <style:style style:name="T6" style:family="text">
      <style:text-properties fo:font-weight="normal" officeooo:rsid="000abb87" style:font-weight-asian="normal" style:font-weight-complex="normal"/>
    </style:style>
    <style:style style:name="T7" style:family="text">
      <style:text-properties fo:font-weight="normal" officeooo:rsid="000df5c0" style:font-weight-asian="normal" style:font-weight-complex="normal"/>
    </style:style>
    <style:style style:name="T8" style:family="text">
      <style:text-properties fo:font-weight="normal" officeooo:rsid="000f6501" style:font-weight-asian="normal" style:font-weight-complex="normal"/>
    </style:style>
    <style:style style:name="T9" style:family="text">
      <style:text-properties officeooo:rsid="000df5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oduktet</text:h>
      <text:p text:style-name="P9">Denne rapport beskriver et online system der er udviklet i et samarbejde mellem Jannik Davidsen og G3 Solutions i forbindelse med Jannik Davidsens afsluttende Bacheloropgave på uddannelsesstedet Copenhagen Business Academy. Alle rettigheder til produktet tilhører G3 Solutions, og produktet vil blive overdraget ved aflevering af opgaven til uddannelsesstedet.</text:p>
      <text:h text:style-name="P6" text:outline-level="1">Produktbeskrivelse</text:h>
      <text:p text:style-name="P10">Produktet der vil blive udviklet i dette forløb, er et online system, hvor privatpersoner og virksomheder, skal kunne give en præmie til sportsudøvere hvis de opnår en hvis placering indenfor deres sport. Sportsudøvere skal kunne logge på systemet og registrere sig <text:span text:style-name="T9">før der kan blive placeret en præmie til dem. Systemet skal orienteret både professionelle sportsudøvere, og ikke professionelle sportsudøvere.</text:span></text:p>
      <text:p text:style-name="P2">Der har ikke været nogen specifikke implementeringskrav fra virksomheden ang. hvilken teknologi der skal anvendes, dog skal der anvendes en teknologi til der er i stand til at sende beskrivende fejlbeskeder fra hjemmesiden til anden applikation, der er i stand til at logge fejl, <text:span text:style-name="T9">til</text:span> <text:span text:style-name="T9">senere videreudvikling og fejlretning af og i systemet</text:span>.</text:p>
      <text:p text:style-name="P2">Til at sende fejlbeskeder fra hjemmeside til fejl logningen, foreslås der anvendt et messaging system. <text:span text:style-name="T9">S</text:span>ådanne systemer hjælper med at sende beskeder på tværs af teknologier, og hurtigt kan blive kodet op til ny teknologi, hvis der vil blive skiftet teknologi på et senere tidspunkt.</text:p>
      <text:h text:style-name="P5" text:outline-level="1">Valg af kodning</text:h>
      <text:p text:style-name="P3">Til udvikling af produktet, vil der blive anvendt ren html, css og javascript. Dette er valgt for at holde produktet så simpelt som muligt, og nemmere kunne give det videre til andre udviklere, uden at der skal bruges en masse tid på at sætte sig ind i nyt kodningssprog.</text:p>
      <text:p text:style-name="P3">PHP og Angular 2 er begge frameworks som har været med i overvejelserne i valgrunden, men da begge kræver et indblik i mere en<text:span text:style-name="T9">d</text:span> HTML, CSS og Javascripting, er de begge blevet fravalgt. Dog vil der undervejs blive evalueret på om hvorvidt det kunne være en fordel at skifte til et af disse frameworks, med henblik på nemmere og mere simple løsninger på konkrete udfordringer.</text:p>
      <text:h text:style-name="P5" text:outline-level="1">Valg af betalingsløsning</text:h>
      <text:p text:style-name="P3">Det er blevet besluttet fra G3 Solution at betalingsmodulet bliver tilkøbt fra 3. part, og der skal derfor oprettes et separat modul i produktet, der kan klare al ud- og indgående kommunikation med dette betalingsmodul. Modulet til kommunikationen vil blive omtalt i denne rapport som ’kommunikationsmodulet’, og dette skal kunne startes, stoppes, opdateres og vedligeholdes uafhængigt af hjemmesiden. Dette valg bliver truffet på baggrund af brugeroplevelsen.</text:p>
      <text:p text:style-name="P12">Betalingsmodulet bliver købt af Dibs.</text:p>
      <text:h text:style-name="P8" text:outline-level="1">Fejllogning</text:h>
      <text:p text:style-name="P13">G3 Solutions ønsker at evt. fejl i systemet bliver registreret og rettet så hurtigt og let som muligt. Derfor foreslås der anvendelse af et messaging system der giver muligheden for at sende fejlbeskeder hurtigt på tværs af teknologier. På denne måde vil hjemmesiden være i stand til at sende en beskrivende fejlbesked til udviklere løbende, uden at det påvirker brugeroplevelsen.<text:span text:style-name="T1"> Der vil blive opdelt i 3 kategorier:<text:line-break/></text:span><text:span text:style-name="T2">Kritiske fejl</text:span><text:span text:style-name="T5"> er fejlene der giver brugeren en større dårlig oplevelse. Dette kan f.eks. være at </text:span><text:span text:style-name="T7">brugeren ikke kan logge ind, selvom der er angivet korrekte legimitationsoplysninger.</text:span><text:span text:style-name="T5"><text:line-break/></text:span><text:span text:style-name="T3">Alvorlige fejl</text:span><text:span text:style-name="T6"> </text:span><text:span text:style-name="T7">omfatter </text:span><text:span text:style-name="T8">bl.a. </text:span><text:span text:style-name="T7">fejl der </text:span><text:span text:style-name="T8">gør at brugeren bliver nødt til at indtaste oplysninger igen, eller vælge sportsudøver igen.</text:span><text:span text:style-name="T6"><text:line-break/></text:span><text:span text:style-name="T3">Almindelige fejl</text:span><text:span text:style-name="T6"> </text:span><text:span text:style-name="T8">kan forekomme hvis brugeren søger efter en sportsudøver, men giver forkerte resultater. Det kan f.eks. være at brugeren har søgt efter Christian Ludvigsen der udøver BMX tricks, men får resultater om Christian Jensen der udøver kunstskøjteløb.</text:span></text:p>
      <text:p text:style-name="P14"><text:span text:style-name="T4">Brugeren skal dog bekræfte den valgte sportsudøver, før brugeren vil blive sendt videre til Dibs’ betaling, for at undgå forkerte præmier.</text:span></text:p>
      <text:h text:style-name="P7" text:outline-level="1"/>
      <text:p text:style-name="P1"/>
      <text:p text:style-name="P1">Dibs: 702030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4:02:23.832000000</meta:creation-date>
    <dc:date>2017-01-03T01:06:34.137354003</dc:date>
    <meta:editing-duration>PT9H48M26S</meta:editing-duration>
    <meta:editing-cycles>8</meta:editing-cycles>
    <meta:generator>LibreOffice/5.1.4.2$Linux_X86_64 LibreOffice_project/10m0$Build-2</meta:generator>
    <meta:document-statistic meta:table-count="0" meta:image-count="0" meta:object-count="0" meta:page-count="2" meta:paragraph-count="16" meta:word-count="575" meta:character-count="3755" meta:non-whitespace-character-count="3196"/>
  </office:meta>
</office:document-meta>
</file>